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31E0000626C0F7E9F288F59620D.wmf" manifest:media-type="image/x-wmf"/>
  <manifest:file-entry manifest:full-path="Pictures/2000000900004B66000067CCFD2964EDF142A007.wmf" manifest:media-type="image/x-wmf"/>
  <manifest:file-entry manifest:full-path="Pictures/20000009000046FD000062F9643B818D09267DC3.wmf" manifest:media-type="image/x-wmf"/>
  <manifest:file-entry manifest:full-path="Pictures/200000090000443B0000583895237A1D0DBED01D.wmf" manifest:media-type="image/x-wmf"/>
  <manifest:file-entry manifest:full-path="Pictures/2000000900004AD90000652D37CF8E82FF9425CD.wmf" manifest:media-type="image/x-wmf"/>
  <manifest:file-entry manifest:full-path="Pictures/2000000900004B66000066480C4A25BE7DA01D38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es" style:country-asian="ES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language-asian="es" style:country-asian="ES"/>
    </style:style>
    <style:style style:name="fr1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 2" text:anchor-type="as-char" svg:width="14.473cm" svg:height="19.923cm" draw:z-index="0"><draw:image xlink:href="Pictures/2000000900004B66000067CCFD2964EDF142A007.wmf" xlink:type="simple" xlink:show="embed" xlink:actuate="onLoad" loext:mime-type="image/x-wmf"/></draw:frame><text:soft-page-break/><draw:frame draw:style-name="fr1" draw:name="Imagen 1" text:anchor-type="as-char" svg:width="13.097cm" svg:height="16.933cm" draw:z-index="1"><draw:image xlink:href="Pictures/200000090000443B0000583895237A1D0DBED01D.wmf" xlink:type="simple" xlink:show="embed" xlink:actuate="onLoad" loext:mime-type="image/x-wmf"/></draw:frame></text:p>
      <text:p text:style-name="P1"/>
      <text:p text:style-name="P1"/>
      <text:p text:style-name="Standard"><text:soft-page-break/><draw:frame draw:style-name="fr1" draw:name="Imagen 4" text:anchor-type="as-char" svg:width="13.626cm" svg:height="18.997cm" draw:z-index="2"><draw:image xlink:href="Pictures/20000009000046FD000062F9643B818D09267DC3.wmf" xlink:type="simple" xlink:show="embed" xlink:actuate="onLoad" loext:mime-type="image/x-wmf"/></draw:frame></text:p>
      <text:p text:style-name="Standard"><text:soft-page-break/><draw:frame draw:style-name="fr1" draw:name="Imagen 5" text:anchor-type="as-char" svg:width="14.473cm" svg:height="19.632cm" draw:z-index="3"><draw:image xlink:href="Pictures/2000000900004B66000066480C4A25BE7DA01D38.wmf" xlink:type="simple" xlink:show="embed" xlink:actuate="onLoad" loext:mime-type="image/x-wmf"/></draw:frame></text:p>
      <text:p text:style-name="Standard"><text:soft-page-break/><draw:frame draw:style-name="fr1" draw:name="Imagen 6" text:anchor-type="as-char" svg:width="14.367cm" svg:height="19.42cm" draw:z-index="4"><draw:image xlink:href="Pictures/2000000900004AD90000652D37CF8E82FF9425CD.wmf" xlink:type="simple" xlink:show="embed" xlink:actuate="onLoad" loext:mime-type="image/x-wmf"/></draw:frame></text:p>
      <text:p text:style-name="Standard"><text:soft-page-break/><draw:frame draw:style-name="fr2" draw:name="Imagen 3" text:anchor-type="as-char" svg:width="15cm" svg:height="17.761cm" draw:z-index="5"><draw:image xlink:href="Pictures/200000090000531E0000626C0F7E9F288F59620D.wmf" xlink:type="simple" xlink:show="embed" xlink:actuate="onLoad" loext:mime-type="image/x-wmf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</meta:initial-creator>
    <dc:creator>Maria</dc:creator>
    <meta:editing-cycles>1</meta:editing-cycles>
    <meta:creation-date>2014-01-20T20:04:00</meta:creation-date>
    <dc:date>2014-01-20T20:09:00</dc:date>
    <meta:editing-duration>PT5M</meta:editing-duration>
    <meta:generator>LibreOffice/5.4.1.2$Windows_x86 LibreOffice_project/ea7cb86e6eeb2bf3a5af73a8f7777ac570321527</meta:generator>
    <meta:document-statistic meta:table-count="0" meta:image-count="6" meta:object-count="0" meta:page-count="6" meta:paragraph-count="5" meta:word-count="0" meta:character-count="0" meta:non-whitespace-character-count="0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